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5000003E22C06D443D91596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098cm" fo:min-width="4.3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098cm" fo:min-width="3.3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098cm" fo:min-width="3.4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666666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Latin Modern Roman" fo:font-size="12pt"/>
    </style:style>
    <style:style style:name="T1" style:family="text">
      <style:text-properties style:font-name="Latin Modern Roman" fo:font-size="12pt"/>
    </style:style>
    <style:style style:name="T2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2.157cm" svg:x="0cm" svg:y="0cm">
          <draw:image xlink:href="Pictures/10000201000006B5000003E22C06D443D91596DD.png" xlink:type="simple" xlink:show="embed" xlink:actuate="onLoad">
            <text:p/>
          </draw:image>
        </draw:frame>
        <draw:custom-shape draw:style-name="gr2" draw:text-style-name="P3" draw:layer="layout" svg:width="4.9cm" svg:height="1.4cm" svg:x="0.1cm" svg:y="13.3cm">
          <text:p text:style-name="P2"><text:span text:style-name="T1">Always visible </text:span></text:p>
          <text:p text:style-name="P2"><text:span text:style-name="T1">navigation menu (NR7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cm" svg:height="1.4cm" svg:x="17cm" svg:y="13.3cm">
          <text:p text:style-name="P2"><text:span text:style-name="T2">Notifications </text:span></text:p>
          <text:p text:style-name="P2"><text:span text:style-name="T2">Panel (NR3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.4cm" svg:x="6cm" svg:y="13.3cm">
          <text:p text:style-name="P5"><text:span text:style-name="T1">Always visible </text:span></text:p>
          <text:p text:style-name="P5"><text:span text:style-name="T1">title bar (NR7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9cm" svg:y1="13.3cm" svg:x2="0.9cm" svg:y2="11.1cm">
          <text:p/>
        </draw:line>
        <draw:line draw:style-name="gr5" draw:text-style-name="P1" draw:layer="layout" svg:x1="9cm" svg:y1="13.3cm" svg:x2="9cm" svg:y2="1.9cm">
          <text:p/>
        </draw:line>
        <draw:line draw:style-name="gr5" draw:text-style-name="P1" draw:layer="layout" svg:x1="20.5cm" svg:y1="13.3cm" svg:x2="20.5cm" svg:y2="2cm">
          <text:p/>
        </draw:line>
        <draw:custom-shape draw:style-name="gr4" draw:text-style-name="P6" draw:layer="layout" svg:width="4cm" svg:height="1.4cm" svg:x="11cm" svg:y="13.3cm">
          <text:p text:style-name="P5"><text:span text:style-name="T1">Material Design</text:span></text:p>
          <text:p text:style-name="P5"><text:span text:style-name="T1">Cards (NR6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1cm" svg:y1="13.3cm" svg:x2="12.6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2:22:56.936403775</meta:creation-date>
    <dc:date>2018-04-04T23:04:14.830193188</dc:date>
    <meta:editing-duration>PT20M50S</meta:editing-duration>
    <meta:editing-cycles>4</meta:editing-cycles>
    <meta:generator>LibreOffice/5.4.5.1$Linux_X86_64 LibreOffice_project/40m0$Build-1</meta:generator>
    <meta:document-statistic meta:object-count="9"/>
  </office:meta>
</office:document-meta>
</file>